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e67a" officeooo:paragraph-rsid="0000e6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cs56pa2;</text:p>
      <text:p text:style-name="P1"/>
      <text:p text:style-name="P1">import java.io.BufferedReader;</text:p>
      <text:p text:style-name="P1">import java.io.FileReader;</text:p>
      <text:p text:style-name="P1">import java.io.IOException;</text:p>
      <text:p text:style-name="P1">import java.util.ArrayList;</text:p>
      <text:p text:style-name="P1">import java.util.Comparator;</text:p>
      <text:p text:style-name="P1">import java.util.HashMap;</text:p>
      <text:p text:style-name="P1">import java.util.List;</text:p>
      <text:p text:style-name="P1">import java.util.Map;</text:p>
      <text:p text:style-name="P1">import java.util.TreeMap;</text:p>
      <text:p text:style-name="P1"/>
      <text:p text:style-name="P1">public class HotWordsAnalyzer {</text:p>
      <text:p text:style-name="P1"><text:s text:c="3"/></text:p>
      <text:p text:style-name="P1"><text:tab/>// hotWordFrequency maps lower case hot words to its number of occurrences in the doc file.</text:p>
      <text:p text:style-name="P1"><text:s text:c="4"/>public static HashMap&lt;String, Integer&gt; hotWordFrequency = new HashMap&lt;String, Integer&gt;();</text:p>
      <text:p text:style-name="P1"><text:s text:c="4"/></text:p>
      <text:p text:style-name="P1"><text:s text:c="4"/>// hotWordOriginal maps lower case hot words to its original form in the hot word file.</text:p>
      <text:p text:style-name="P1"><text:s text:c="4"/>public static HashMap&lt;String, String&gt; hotWordOriginal = new HashMap&lt;String, String&gt;();</text:p>
      <text:p text:style-name="P1"><text:s text:c="4"/></text:p>
      <text:p text:style-name="P1"><text:s text:c="4"/>// docFile stores the contents in the doc file.</text:p>
      <text:p text:style-name="P1"><text:s text:c="4"/>public static List&lt;String&gt; docFile = new ArrayList&lt;&gt;();</text:p>
      <text:p text:style-name="P1"><text:s text:c="4"/></text:p>
      <text:p text:style-name="P1"><text:s text:c="4"/>// hotWordsInDocFile stores all the hot words in the doc file in the order they appeared</text:p>
      <text:p text:style-name="P1"><text:s text:c="4"/>public static List&lt;String&gt; hotWordsInDocFile = new ArrayList&lt;&gt;();</text:p>
      <text:p text:style-name="P1"><text:s text:c="4"/></text:p>
      <text:p text:style-name="P1"><text:s text:c="4"/>private boolean calFre = false; // a flag indicating whether we have calculated the frequency of hot words in the doc file.</text:p>
      <text:p text:style-name="P1"><text:s text:c="4"/></text:p>
      <text:p text:style-name="P1"><text:s text:c="4"/>private boolean exHot = false; // a flag indicating whether we have extracted the hot words in the file.</text:p>
      <text:p text:style-name="P1"><text:s text:c="4"/></text:p>
      <text:p text:style-name="P1"><text:s text:c="4"/></text:p>
      <text:p text:style-name="P1"><text:s text:c="4"/>// constructor, which reads both files.</text:p>
      <text:p text:style-name="P1"><text:s text:c="4"/>public HotWordsAnalyzer (String hotWordsFileName, String docFileName) throws IOException {</text:p>
      <text:p text:style-name="P1"/>
      <text:p text:style-name="P1"><text:s text:c="4"/><text:tab/>// read the hot word file</text:p>
      <text:p text:style-name="P1"/>
      <text:p text:style-name="P1"><text:s text:c="8"/>FileReader fileReader = new FileReader(hotWordsFileName);</text:p>
      <text:p text:style-name="P1"/>
      <text:p text:style-name="P1"><text:s text:c="8"/>BufferedReader bufferedReader = new BufferedReader(fileReader);</text:p>
      <text:p text:style-name="P1"/>
      <text:p text:style-name="P1"><text:s text:c="8"/>String thisLine = null;</text:p>
      <text:p text:style-name="P1"/>
      <text:p text:style-name="P1"><text:s text:c="8"/>while ((thisLine = bufferedReader.readLine()) != null) {</text:p>
      <text:p text:style-name="P1"/>
      <text:p text:style-name="P1"><text:s text:c="12"/>if (thisLine.length() != 0 &amp;&amp; hotWordFrequency.get(thisLine.toLowerCase()) == null) {</text:p>
      <text:p text:style-name="P1"/>
      <text:p text:style-name="P1"><text:s text:c="16"/>hotWordFrequency.put(thisLine.toLowerCase(), 0);</text:p>
      <text:p text:style-name="P1"><text:s text:c="16"/>hotWordOriginal.put(thisLine.toLowerCase(), thisLine);</text:p>
      <text:p text:style-name="P1"/>
      <text:p text:style-name="P1"><text:s text:c="12"/>}</text:p>
      <text:p text:style-name="P1"><text:soft-page-break/></text:p>
      <text:p text:style-name="P1"><text:s text:c="8"/>}</text:p>
      <text:p text:style-name="P1"><text:s text:c="8"/></text:p>
      <text:p text:style-name="P1"><text:s text:c="8"/>bufferedReader.close();</text:p>
      <text:p text:style-name="P1"><text:s text:c="8"/>fileReader.close();</text:p>
      <text:p text:style-name="P1"/>
      <text:p text:style-name="P1"><text:s text:c="8"/>// read the doc file</text:p>
      <text:p text:style-name="P1"/>
      <text:p text:style-name="P1"><text:s text:c="8"/>fileReader = new FileReader(docFileName);</text:p>
      <text:p text:style-name="P1"/>
      <text:p text:style-name="P1"><text:s text:c="8"/>bufferedReader = new BufferedReader(fileReader);</text:p>
      <text:p text:style-name="P1"/>
      <text:p text:style-name="P1"><text:s text:c="8"/>thisLine = null;</text:p>
      <text:p text:style-name="P1"/>
      <text:p text:style-name="P1"><text:s text:c="8"/>while ((thisLine = bufferedReader.readLine()) != null) {</text:p>
      <text:p text:style-name="P1"><text:s text:c="8"/><text:tab/></text:p>
      <text:p text:style-name="P1"><text:s text:c="8"/><text:tab/>// read in each line in the doc file and split it into words based on the symbols " ,.:;()\n'""</text:p>
      <text:p text:style-name="P1"><text:s text:c="12"/>for (String w : thisLine.split("[\\s+,+\\.+:+;+(+)+\\n+\\'+\\\"+]+")) {</text:p>
      <text:p text:style-name="P1"/>
      <text:p text:style-name="P1"><text:s text:c="16"/>if (w.length() &gt; 0) <text:s/>// to eliminate " "</text:p>
      <text:p text:style-name="P1"/>
      <text:p text:style-name="P1"><text:s text:c="20"/>docFile.add(w);</text:p>
      <text:p text:style-name="P1"/>
      <text:p text:style-name="P1"><text:s text:c="12"/>}</text:p>
      <text:p text:style-name="P1"/>
      <text:p text:style-name="P1"><text:s text:c="8"/>}</text:p>
      <text:p text:style-name="P1"><text:s text:c="8"/></text:p>
      <text:p text:style-name="P1"><text:s text:c="8"/>bufferedReader.close();</text:p>
      <text:p text:style-name="P1"><text:s text:c="8"/>fileReader.close();</text:p>
      <text:p text:style-name="P1"><text:s text:c="4"/>}</text:p>
      <text:p text:style-name="P1"/>
      <text:p text:style-name="P1"><text:s text:c="4"/>public int count() {</text:p>
      <text:p text:style-name="P1"/>
      <text:p text:style-name="P1"><text:s text:c="8"/>int numHotWords = 0;</text:p>
      <text:p text:style-name="P1"><text:s text:c="8"/></text:p>
      <text:p text:style-name="P1"><text:s text:c="8"/>for (String w : docFile) {</text:p>
      <text:p text:style-name="P1"><text:s text:c="12"/></text:p>
      <text:p text:style-name="P1"><text:s text:c="8"/><text:tab/>// check whether w is a hot word and add one to numHotWords if it is.</text:p>
      <text:p text:style-name="P1"><text:s text:c="12"/>if (hotWordFrequency.containsKey(w.toLowerCase()) == true)</text:p>
      <text:p text:style-name="P1"><text:s text:c="16"/>numHotWords++;</text:p>
      <text:p text:style-name="P1"><text:s text:c="12"/></text:p>
      <text:p text:style-name="P1"><text:s text:c="8"/>}</text:p>
      <text:p text:style-name="P1"/>
      <text:p text:style-name="P1"><text:s text:c="8"/>return numHotWords;</text:p>
      <text:p text:style-name="P1"/>
      <text:p text:style-name="P1"><text:s text:c="4"/>} </text:p>
      <text:p text:style-name="P1"><text:s text:c="4"/></text:p>
      <text:p text:style-name="P1"><text:s text:c="4"/>public int count(String hotWord) {</text:p>
      <text:p text:style-name="P1"><text:s text:c="8"/>calculateFrequency();</text:p>
      <text:p text:style-name="P1"><text:s text:c="8"/></text:p>
      <text:p text:style-name="P1"><text:s text:c="8"/>if (hotWordFrequency.containsKey(hotWord.toLowerCase()) == true)</text:p>
      <text:p text:style-name="P1"><text:s text:c="12"/>return hotWordFrequency.get(hotWord.toLowerCase());</text:p>
      <text:p text:style-name="P1"><text:s text:c="8"/>else</text:p>
      <text:p text:style-name="P1"><text:s text:c="12"/>return -1;</text:p>
      <text:p text:style-name="P1"><text:s text:c="4"/>}</text:p>
      <text:p text:style-name="P1"><text:s text:c="4"/></text:p>
      <text:p text:style-name="P1"><text:s text:c="4"/>public int distinctCount() { <text:s text:c="7"/></text:p>
      <text:p text:style-name="P1"><text:s text:c="8"/>calculateFrequency();</text:p>
      <text:p text:style-name="P1"><text:soft-page-break/><text:s text:c="8"/></text:p>
      <text:p text:style-name="P1"><text:s text:c="8"/>int distinct = 0;</text:p>
      <text:p text:style-name="P1"><text:s text:c="4"/></text:p>
      <text:p text:style-name="P1"><text:s text:c="8"/>for (String key : hotWordFrequency.keySet()) {</text:p>
      <text:p text:style-name="P1"><text:s text:c="12"/>if (hotWordFrequency.get(key.toLowerCase()) != 0)</text:p>
      <text:p text:style-name="P1"><text:s text:c="16"/>distinct++;</text:p>
      <text:p text:style-name="P1"><text:s text:c="8"/>}</text:p>
      <text:p text:style-name="P1"><text:s text:c="8"/></text:p>
      <text:p text:style-name="P1"><text:s text:c="8"/>return distinct;</text:p>
      <text:p text:style-name="P1"><text:s text:c="4"/>}</text:p>
      <text:p text:style-name="P1"><text:s text:c="4"/></text:p>
      <text:p text:style-name="P1"><text:s text:c="4"/>public String[] nextHotWords(String hotWord) {</text:p>
      <text:p text:style-name="P1"><text:s text:c="8"/>extractHotWords();</text:p>
      <text:p text:style-name="P1"><text:s text:c="8"/></text:p>
      <text:p text:style-name="P1"><text:s text:c="8"/>if ((hotWordsInDocFile.size() == 1) || (hotWordFrequency.get(hotWord.toLowerCase()) == null) || (hotWordFrequency.get(hotWord.toLowerCase()) == 0))</text:p>
      <text:p text:style-name="P1"><text:s text:c="8"/><text:tab/>return null;</text:p>
      <text:p text:style-name="P1"><text:s text:c="8"/></text:p>
      <text:p text:style-name="P1"><text:s text:c="8"/>int i = 0;</text:p>
      <text:p text:style-name="P1"><text:s text:c="8"/></text:p>
      <text:p text:style-name="P1"><text:s text:c="8"/>List&lt;String&gt; result = new ArrayList&lt;String&gt;();</text:p>
      <text:p text:style-name="P1"><text:s text:c="8"/></text:p>
      <text:p text:style-name="P1"><text:s text:c="8"/>while (i &lt; hotWordsInDocFile.size()) {</text:p>
      <text:p text:style-name="P1"><text:s text:c="8"/><text:tab/>if ((i+1 &lt; hotWordsInDocFile.size()) &amp;&amp; hotWordsInDocFile.get(i).toLowerCase().equals(hotWord.toLowerCase())) {</text:p>
      <text:p text:style-name="P1"><text:s text:c="8"/><text:tab/><text:tab/>result.add(hotWordsInDocFile.get(i+1));</text:p>
      <text:p text:style-name="P1"><text:s text:c="8"/><text:tab/>}</text:p>
      <text:p text:style-name="P1"><text:s text:c="8"/><text:tab/>i++;</text:p>
      <text:p text:style-name="P1"><text:s text:c="8"/>}</text:p>
      <text:p text:style-name="P1"><text:s text:c="8"/></text:p>
      <text:p text:style-name="P1"><text:s text:c="8"/>String[] ret = new String [result.size()];</text:p>
      <text:p text:style-name="P1"><text:s text:c="12"/></text:p>
      <text:p text:style-name="P1"><text:s text:c="8"/>for (i = 0; i &lt; result.size(); i++) {</text:p>
      <text:p text:style-name="P1"><text:s text:c="12"/>ret[i] = hotWordOriginal.get(result.get(i).toLowerCase());</text:p>
      <text:p text:style-name="P1"><text:s text:c="8"/>}</text:p>
      <text:p text:style-name="P1"><text:s text:c="8"/>return ret;</text:p>
      <text:p text:style-name="P1"><text:s text:c="4"/>}</text:p>
      <text:p text:style-name="P1"><text:s text:c="4"/></text:p>
      <text:p text:style-name="P1"><text:s text:c="4"/>public String[] prevHotWords(String hotWord) {</text:p>
      <text:p text:style-name="P1"><text:s text:c="8"/>extractHotWords();</text:p>
      <text:p text:style-name="P1"><text:s text:c="8"/></text:p>
      <text:p text:style-name="P1"><text:s text:c="8"/>if ((hotWordsInDocFile.size() == 1) || (hotWordFrequency.get(hotWord.toLowerCase()) == null) || (hotWordFrequency.get(hotWord.toLowerCase()) == 0))</text:p>
      <text:p text:style-name="P1"><text:s text:c="8"/><text:tab/>return null;</text:p>
      <text:p text:style-name="P1"><text:s text:c="8"/></text:p>
      <text:p text:style-name="P1"><text:s text:c="8"/>int i = 0;</text:p>
      <text:p text:style-name="P1"><text:s text:c="8"/></text:p>
      <text:p text:style-name="P1"><text:s text:c="8"/>List&lt;String&gt; result = new ArrayList&lt;String&gt;();</text:p>
      <text:p text:style-name="P1"><text:s text:c="8"/></text:p>
      <text:p text:style-name="P1"><text:s text:c="8"/>while (i &lt; hotWordsInDocFile.size()) {</text:p>
      <text:p text:style-name="P1"><text:s text:c="8"/><text:tab/>if ((i-1 &gt;= 0) &amp;&amp; hotWordsInDocFile.get(i).toLowerCase().equals(hotWord.toLowerCase())) {</text:p>
      <text:p text:style-name="P1"><text:s text:c="8"/><text:tab/><text:tab/>result.add(hotWordsInDocFile.get(i-1));</text:p>
      <text:p text:style-name="P1"><text:s text:c="8"/><text:tab/>}</text:p>
      <text:p text:style-name="P1"><text:s text:c="8"/><text:tab/>i++;</text:p>
      <text:p text:style-name="P1"><text:s text:c="8"/>}</text:p>
      <text:p text:style-name="P1"><text:s text:c="8"/></text:p>
      <text:p text:style-name="P1"><text:soft-page-break/><text:s text:c="8"/>String[] ret = new String [result.size()];</text:p>
      <text:p text:style-name="P1"><text:s text:c="8"/></text:p>
      <text:p text:style-name="P1"><text:s text:c="8"/>for (i = 0; i &lt; result.size(); i++) {</text:p>
      <text:p text:style-name="P1"><text:s text:c="8"/><text:tab/>ret[i] = hotWordOriginal.get(result.get(i).toLowerCase());</text:p>
      <text:p text:style-name="P1"><text:s text:c="8"/>}</text:p>
      <text:p text:style-name="P1"><text:s text:c="8"/>return ret;</text:p>
      <text:p text:style-name="P1"><text:s text:c="4"/>}</text:p>
      <text:p text:style-name="P1"><text:s text:c="4"/></text:p>
      <text:p text:style-name="P1"><text:s text:c="4"/>public String[] topHotWords(int count) {</text:p>
      <text:p text:style-name="P1"><text:s text:c="8"/>if (count &lt;= 0) {</text:p>
      <text:p text:style-name="P1"><text:s text:c="12"/>count = 1;</text:p>
      <text:p text:style-name="P1"><text:s text:c="8"/>} else if (count &gt; distinctCount()){</text:p>
      <text:p text:style-name="P1"><text:s text:c="12"/>count = distinctCount();</text:p>
      <text:p text:style-name="P1"><text:s text:c="8"/>}</text:p>
      <text:p text:style-name="P1"><text:s text:c="8"/></text:p>
      <text:p text:style-name="P1"><text:s text:c="8"/>calculateFrequency();</text:p>
      <text:p text:style-name="P1"><text:s text:c="8"/>extractHotWords();</text:p>
      <text:p text:style-name="P1"><text:s text:c="8"/></text:p>
      <text:p text:style-name="P1"><text:s text:c="8"/>// convert the hash map into a tree map to sort</text:p>
      <text:p text:style-name="P1"><text:s text:c="8"/>TreeMap&lt;String, Integer&gt; hotWordTreeMap = new TreeMap&lt;String, Integer&gt;(new myComparator());</text:p>
      <text:p text:style-name="P1"><text:s text:c="8"/>hotWordTreeMap.putAll(hotWordFrequency);</text:p>
      <text:p text:style-name="P1"><text:s text:c="8"/></text:p>
      <text:p text:style-name="P1"><text:s text:c="8"/>List&lt;Map.Entry&lt;String, Integer&gt;&gt; mapToList = new ArrayList&lt;Map.Entry&lt;String, Integer&gt;&gt;(hotWordTreeMap.entrySet());</text:p>
      <text:p text:style-name="P1"><text:s text:c="8"/>String[] result = new String[count];</text:p>
      <text:p text:style-name="P1"><text:s text:c="8"/>for (int i = 0; i &lt; count; i++) {</text:p>
      <text:p text:style-name="P1"><text:s text:c="12"/>result[i] = hotWordOriginal.get(mapToList.get(i).getKey());</text:p>
      <text:p text:style-name="P1"><text:s text:c="8"/>}</text:p>
      <text:p text:style-name="P1"><text:s text:c="8"/></text:p>
      <text:p text:style-name="P1"><text:s text:c="8"/>return result.length != 0 ? result : null;</text:p>
      <text:p text:style-name="P1"><text:s text:c="4"/>}</text:p>
      <text:p text:style-name="P1"><text:s text:c="4"/></text:p>
      <text:p text:style-name="P1"><text:s text:c="4"/>public boolean consecutive(String... hotWords) {</text:p>
      <text:p text:style-name="P1"><text:s text:c="8"/></text:p>
      <text:p text:style-name="P1"><text:s text:c="8"/>// find each one of the hotWords[0]. and then check the words behind.</text:p>
      <text:p text:style-name="P1"><text:s text:c="4"/><text:tab/></text:p>
      <text:p text:style-name="P1"><text:s text:c="4"/><text:tab/>List&lt;Integer&gt; index = new ArrayList&lt;&gt;(); </text:p>
      <text:p text:style-name="P1"><text:s text:c="4"/><text:tab/></text:p>
      <text:p text:style-name="P1"><text:s text:c="4"/><text:tab/>if (hotWords.length == 1 || hotWords.length == 0) {</text:p>
      <text:p text:style-name="P1"><text:s text:c="4"/><text:tab/><text:tab/>return false;</text:p>
      <text:p text:style-name="P1"><text:s text:c="4"/><text:tab/>} else {</text:p>
      <text:p text:style-name="P1"><text:s text:c="4"/><text:tab/><text:tab/>index = findAll(hotWords[0]);</text:p>
      <text:p text:style-name="P1"><text:s text:c="12"/></text:p>
      <text:p text:style-name="P1"><text:s text:c="12"/>if (index.size() == 0 ) {</text:p>
      <text:p text:style-name="P1"><text:s text:c="16"/>return false;</text:p>
      <text:p text:style-name="P1"><text:s text:c="12"/>} else if (index.get(0) + hotWords.length - 1 &gt; hotWordsInDocFile.size() - 1) {</text:p>
      <text:p text:style-name="P1"><text:s text:c="16"/>return false;</text:p>
      <text:p text:style-name="P1"><text:s text:c="12"/>}</text:p>
      <text:p text:style-name="P1"><text:s text:c="4"/><text:tab/>}</text:p>
      <text:p text:style-name="P1"/>
      <text:p text:style-name="P1"><text:s text:c="8"/>for (int i = 0; i &lt; index.size(); i++) {</text:p>
      <text:p text:style-name="P1"><text:s text:c="12"/>if (index.get(i) + hotWords.length - 1 &lt; hotWordsInDocFile.size()) {</text:p>
      <text:p text:style-name="P1"><text:s text:c="12"/><text:tab/> boolean answer = true;</text:p>
      <text:p text:style-name="P1"><text:s text:c="12"/><text:tab/> </text:p>
      <text:p text:style-name="P1"><text:s text:c="16"/>// check whether the words match</text:p>
      <text:p text:style-name="P1"><text:s text:c="16"/>for (int j = 0; j &lt; hotWords.length; j++) {</text:p>
      <text:p text:style-name="P1"><text:s text:c="20"/>if (!hotWords[j].toLowerCase().equals(hotWordsInDocFile.get(j + <text:soft-page-break/>index.get(i)).toLowerCase()))</text:p>
      <text:p text:style-name="P1"><text:s text:c="24"/>answer = false;</text:p>
      <text:p text:style-name="P1"><text:s text:c="16"/>}</text:p>
      <text:p text:style-name="P1"><text:s text:c="16"/>if (answer == true) </text:p>
      <text:p text:style-name="P1"><text:s text:c="20"/>return true;</text:p>
      <text:p text:style-name="P1"><text:s text:c="12"/>} </text:p>
      <text:p text:style-name="P1"><text:s text:c="8"/>}</text:p>
      <text:p text:style-name="P1"><text:s text:c="8"/>return false;</text:p>
      <text:p text:style-name="P1"><text:s text:c="4"/>}</text:p>
      <text:p text:style-name="P1"><text:s text:c="4"/></text:p>
      <text:p text:style-name="P1"><text:s text:c="4"/>private class myComparator implements Comparator&lt;String&gt;{</text:p>
      <text:p text:style-name="P1"><text:s text:c="8"/></text:p>
      <text:p text:style-name="P1"><text:s text:c="8"/>@Override</text:p>
      <text:p text:style-name="P1"><text:s text:c="8"/>public int compare(String s1, String s2) {</text:p>
      <text:p text:style-name="P1"><text:s text:c="12"/>s1 = s1.toLowerCase();</text:p>
      <text:p text:style-name="P1"><text:s text:c="12"/>s2 = s2.toLowerCase();</text:p>
      <text:p text:style-name="P1"><text:s text:c="12"/></text:p>
      <text:p text:style-name="P1"><text:s text:c="12"/>if(HotWordsAnalyzer.hotWordFrequency.get(s1) &gt; HotWordsAnalyzer.hotWordFrequency.get(s2)){</text:p>
      <text:p text:style-name="P1"><text:s text:c="16"/>return -1;</text:p>
      <text:p text:style-name="P1"><text:s text:c="12"/>}else if (HotWordsAnalyzer.hotWordFrequency.get(s1) &lt; HotWordsAnalyzer.hotWordFrequency.get(s2)){</text:p>
      <text:p text:style-name="P1"><text:s text:c="16"/>return 1;</text:p>
      <text:p text:style-name="P1"><text:s text:c="12"/>} else if (HotWordsAnalyzer.find(s1) &lt; HotWordsAnalyzer.find(s2)){</text:p>
      <text:p text:style-name="P1"><text:s text:c="16"/>return -1;</text:p>
      <text:p text:style-name="P1"><text:s text:c="12"/>} else</text:p>
      <text:p text:style-name="P1"><text:s text:c="16"/>return 1;</text:p>
      <text:p text:style-name="P1"><text:s text:c="8"/>}</text:p>
      <text:p text:style-name="P1"><text:s text:c="4"/>}</text:p>
      <text:p text:style-name="P1"/>
      <text:p text:style-name="P1"><text:s text:c="4"/>public static void main(String[] args) throws IOException{</text:p>
      <text:p text:style-name="P1"/>
      <text:p text:style-name="P1"><text:s text:c="8"/>HotWordsAnalyzer A = new HotWordsAnalyzer("paHotWord.txt", "paTest.txt");</text:p>
      <text:p text:style-name="P1"><text:s text:c="8"/>int x = A.count();</text:p>
      <text:p text:style-name="P1"><text:s text:c="8"/>x = A.count("");</text:p>
      <text:p text:style-name="P1"><text:s text:c="8"/>//x = A.distinctCount();</text:p>
      <text:p text:style-name="P1"><text:s text:c="8"/>System.out.println(x);</text:p>
      <text:p text:style-name="P1"/>
      <text:p text:style-name="P1"><text:s text:c="8"/>String[] B = A.nextHotWords("xml");</text:p>
      <text:p text:style-name="P1"><text:s text:c="8"/>B = A.prevHotWords("xml");</text:p>
      <text:p text:style-name="P1"><text:s text:c="8"/>//int y = HotWordsAnalyzer.find("in");</text:p>
      <text:p text:style-name="P1"><text:s text:c="8"/>//System.out.println(y);</text:p>
      <text:p text:style-name="P1"><text:s text:c="8"/></text:p>
      <text:p text:style-name="P1"><text:s text:c="8"/>//B = A.prevHotWords("in");</text:p>
      <text:p text:style-name="P1"><text:s text:c="8"/></text:p>
      <text:p text:style-name="P1"><text:s text:c="8"/>B = A.topHotWords(2);</text:p>
      <text:p text:style-name="P1"><text:s text:c="8"/></text:p>
      <text:p text:style-name="P1"><text:s text:c="8"/>if(B == null)</text:p>
      <text:p text:style-name="P1"><text:s text:c="8"/><text:tab/>System.out.println("Null");</text:p>
      <text:p text:style-name="P1"><text:s text:c="8"/>else </text:p>
      <text:p text:style-name="P1"><text:s text:c="8"/><text:tab/>print(B);</text:p>
      <text:p text:style-name="P1"><text:s text:c="8"/></text:p>
      <text:p text:style-name="P1"><text:s text:c="8"/>boolean con;</text:p>
      <text:p text:style-name="P1"><text:s text:c="8"/>con = A.consecutive("Xml","XSL");</text:p>
      <text:p text:style-name="P1"><text:s text:c="8"/>System.out.println(con);</text:p>
      <text:p text:style-name="P1"><text:s text:c="8"/>con = A.consecutive("XSL","XSl");</text:p>
      <text:p text:style-name="P1"><text:s text:c="8"/>System.out.println(con);</text:p>
      <text:p text:style-name="P1"><text:s text:c="8"/>con = A.consecutive("system","XSL");</text:p>
      <text:p text:style-name="P1"><text:s text:c="8"/>System.out.println(con);</text:p>
      <text:p text:style-name="P1"><text:soft-page-break/><text:s text:c="8"/>con = A.consecutive("system","design","XML");</text:p>
      <text:p text:style-name="P1"><text:s text:c="8"/>System.out.println(con);</text:p>
      <text:p text:style-name="P1"><text:s text:c="8"/>con = A.consecutive("XML","system","design");</text:p>
      <text:p text:style-name="P1"><text:s text:c="8"/>System.out.println(con);</text:p>
      <text:p text:style-name="P1"><text:s text:c="5"/>}</text:p>
      <text:p text:style-name="P1"/>
      <text:p text:style-name="P1"><text:s text:c="4"/>private void calculateFrequency() {</text:p>
      <text:p text:style-name="P1"><text:s text:c="4"/><text:tab/></text:p>
      <text:p text:style-name="P1"><text:s text:c="4"/><text:tab/>// if we have calculated the frequency of hot words in other methods, then we don't do it again.</text:p>
      <text:p text:style-name="P1"><text:s text:c="4"/><text:tab/>if (calFre == true)</text:p>
      <text:p text:style-name="P1"><text:s text:c="4"/><text:tab/><text:tab/>return;</text:p>
      <text:p text:style-name="P1"><text:s text:c="4"/><text:tab/></text:p>
      <text:p text:style-name="P1"><text:s text:c="8"/>for (String w : docFile) {</text:p>
      <text:p text:style-name="P1"><text:s text:c="12"/>if (hotWordFrequency.containsKey(w.toLowerCase()) == true)</text:p>
      <text:p text:style-name="P1"><text:s text:c="16"/>hotWordFrequency.replace(w.toLowerCase(), hotWordFrequency.get(w.toLowerCase()), hotWordFrequency.get(w.toLowerCase())+1); <text:s text:c="10"/></text:p>
      <text:p text:style-name="P1"><text:s text:c="8"/>} <text:s text:c="4"/></text:p>
      <text:p text:style-name="P1"><text:s text:c="8"/>calFre = true;</text:p>
      <text:p text:style-name="P1"><text:s text:c="4"/>}</text:p>
      <text:p text:style-name="P1"><text:s text:c="4"/></text:p>
      <text:p text:style-name="P1"><text:s text:c="4"/>private void extractHotWords() {</text:p>
      <text:p text:style-name="P1"><text:s text:c="4"/><text:tab/></text:p>
      <text:p text:style-name="P1"><text:s text:c="4"/><text:tab/>// if we have extracted hot words in the methods, then we don't do it again.</text:p>
      <text:p text:style-name="P1"><text:s text:c="8"/>if (exHot == true)</text:p>
      <text:p text:style-name="P1"><text:s text:c="12"/>return;</text:p>
      <text:p text:style-name="P1"><text:s text:c="8"/></text:p>
      <text:p text:style-name="P1"><text:s text:c="8"/>for (String w : docFile) {</text:p>
      <text:p text:style-name="P1"><text:s text:c="12"/>if (hotWordFrequency.containsKey(w.toLowerCase()) == true) {</text:p>
      <text:p text:style-name="P1"><text:s text:c="16"/>hotWordsInDocFile.add(w);</text:p>
      <text:p text:style-name="P1"><text:s text:c="12"/>}</text:p>
      <text:p text:style-name="P1"><text:s text:c="8"/>}</text:p>
      <text:p text:style-name="P1"><text:s text:c="8"/>exHot = true;</text:p>
      <text:p text:style-name="P1"><text:s text:c="4"/>}</text:p>
      <text:p text:style-name="P1"><text:s text:c="4"/></text:p>
      <text:p text:style-name="P1"><text:s text:c="4"/>private static void print(String[] S) {</text:p>
      <text:p text:style-name="P1"><text:s text:c="8"/>for (int i = 0; i &lt; S.length; i++) {</text:p>
      <text:p text:style-name="P1"><text:s text:c="12"/>System.out.println(S[i]);</text:p>
      <text:p text:style-name="P1"><text:s text:c="8"/>}</text:p>
      <text:p text:style-name="P1"><text:s text:c="4"/>}</text:p>
      <text:p text:style-name="P1"><text:s text:c="4"/></text:p>
      <text:p text:style-name="P1"><text:s text:c="4"/>private static List&lt;Integer&gt; findAll(String s) {</text:p>
      <text:p text:style-name="P1"><text:s text:c="8"/>List&lt;Integer&gt; index = new ArrayList&lt;&gt;(); </text:p>
      <text:p text:style-name="P1"><text:s text:c="8"/>int i = 0;</text:p>
      <text:p text:style-name="P1"><text:s text:c="8"/>while (i &lt; hotWordsInDocFile.size()) {</text:p>
      <text:p text:style-name="P1"><text:s text:c="12"/>if (hotWordsInDocFile.get(i).toLowerCase().equals(s.toLowerCase()))</text:p>
      <text:p text:style-name="P1"><text:s text:c="16"/>index.add(i);</text:p>
      <text:p text:style-name="P1"><text:s text:c="12"/>i++;</text:p>
      <text:p text:style-name="P1"><text:s text:c="8"/>}</text:p>
      <text:p text:style-name="P1"><text:s text:c="8"/>return index;</text:p>
      <text:p text:style-name="P1"><text:s text:c="4"/>}</text:p>
      <text:p text:style-name="P1"><text:s text:c="4"/></text:p>
      <text:p text:style-name="P1"><text:s text:c="4"/>private static int find(String s) {</text:p>
      <text:p text:style-name="P1"><text:s text:c="8"/>int i = 0;</text:p>
      <text:p text:style-name="P1"><text:s text:c="8"/>while (i &lt; hotWordsInDocFile.size() &amp;&amp; !hotWordsInDocFile.get(i).toLowerCase().equals(s))</text:p>
      <text:p text:style-name="P1"><text:s text:c="12"/>i++;</text:p>
      <text:p text:style-name="P1"><text:s text:c="8"/>return i;</text:p>
      <text:p text:style-name="P1"><text:s text:c="4"/>}</text:p>
      <text:p text:style-name="P1"><text:soft-page-break/>}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301" meta:word-count="966" meta:character-count="10109" meta:non-whitespace-character-count="6963"/>
    <meta:generator>LibreOffice/5.0.6.2$Linux_X86_64 LibreOffice_project/00$Build-2</meta:generator>
  </office:meta>
</office:document-meta>
</file>